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635cm" svg:height="3.258cm" draw:transform="rotate (0.0977384381116825) translate (3.0416558916891cm 4.9633738945788cm)" svg:viewBox="0 0 3636 3259" svg:d="M804 36c1900-138 2971 70 2818 1502-154 1433-1226 1859-3526 1683-188-8-98-793 259-798 1200 134 2553 274 2627-689 74-962-857-1112-2321-911-286-7-138-774 143-787z">
          <text:p/>
        </draw:path>
        <draw:path draw:style-name="gr2" draw:text-style-name="P1" draw:layer="layout" svg:width="4.317cm" svg:height="0.889cm" draw:transform="rotate (-1.55212130379856) translate (4.0142672388254cm 3.3936965382641cm)" svg:viewBox="0 0 4318 890" svg:d="M216 713c537-18 1111 4 1833 19 718 7 1779 123 2221 158 127 10-29-693-134-713-520-33-1000-90-1839-82-840 11-1789-51-2257-95-127-4 78 710 176 713z">
          <text:p/>
        </draw:path>
        <draw:path draw:style-name="gr2" draw:text-style-name="P1" draw:layer="layout" svg:width="0.902cm" svg:height="0.661cm" draw:transform="rotate (-2.15687788961459) translate (4.14162447873199cm 3.4229614417958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rotate (-2.15687788961459) translate (4.04079114539869cm 7.4949614417959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902cm" svg:height="0.661cm" draw:transform="skewX (0.001221730476396) rotate (-2.1556561591382) translate (4.3627906519274cm 5.0604624998279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6:54:14.019000000</dc:date>
    <meta:editing-duration>PT2M48S</meta:editing-duration>
    <meta:editing-cycles>3</meta:editing-cycles>
    <meta:generator>LibreOffice/24.2.4.2$Windows_X86_64 LibreOffice_project/51a6219feb6075d9a4c46691dcfe0cd9c4fff3c2</meta:generator>
    <meta:document-statistic meta:object-count="5"/>
  </office:meta>
</office:document-meta>
</file>